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0267" style:font-weight-asian="bold" style:font-weight-complex="bold"/>
    </style:style>
    <style:style style:name="T3" style:family="text">
      <style:text-properties officeooo:rsid="000602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ircrafts_data (<text:span text:style-name="T2">aircraft_code</text:span>, model, range)</text:p>
      <text:p text:style-name="Standard"/>
      <text:p text:style-name="Standard">airports_data (<text:span text:style-name="T2">airport_code,</text:span> airport_name, city, coordinates, timezone);</text:p>
      <text:p text:style-name="Standard"/>
      <text:p text:style-name="Standard">boarding_passes (<text:span text:style-name="T2">tickect_no</text:span> -&gt; ticket_flights.ticket_no, <text:span text:style-name="T2">flight_id</text:span> -&gt; ticket_flights.ticket_no, boarding, seat_no);</text:p>
      <text:p text:style-name="Standard"/>
      <text:p text:style-name="Standard">bookings (<text:span text:style-name="T2">book_ref,</text:span> book_date, total_amount);</text:p>
      <text:p text:style-name="Standard"/>
      <text:p text:style-name="Standard">flights (<text:span text:style-name="T2">flight_id</text:span>, flight_no, scheduled_departure, scheduled_arrival, departure_airport -&gt; airports_data.airport_code , arrival_airport -&gt; airports_data.airport_code, <text:s/>status, aircraft_code -&gt; airports_data.airport_code , actual_departure, actual_arrival,);</text:p>
      <text:p text:style-name="Standard"/>
      <text:p text:style-name="Standard">seats (<text:span text:style-name="T2">aircraft_code</text:span> -&gt; aircrafts_data.aircraft_code, <text:span text:style-name="T2">seat_no</text:span>, fare_conditions);</text:p>
      <text:p text:style-name="Standard"/>
      <text:p text:style-name="Standard">ticket_flights (<text:span text:style-name="T2">tickect_no</text:span> -&gt; tickets.ticket_no, <text:span text:style-name="T2">flight_no </text:span>-&gt; flights.flight_id, fare_conditions, amount);</text:p>
      <text:p text:style-name="Standard"/>
      <text:p text:style-name="Standard">tickets (<text:span text:style-name="T2">tickect_no</text:span>, book_ref -&gt; bookings.book_ref, passenger_id, passenger_name, contact_data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8:41:26.387627666</meta:creation-date>
    <dc:date>2025-09-25T18:46:52.525912161</dc:date>
    <meta:editing-duration>PT5M27S</meta:editing-duration>
    <meta:editing-cycles>1</meta:editing-cycles>
    <meta:document-statistic meta:table-count="0" meta:image-count="0" meta:object-count="0" meta:page-count="1" meta:paragraph-count="8" meta:word-count="65" meta:character-count="816" meta:non-whitespace-character-count="758"/>
    <meta:generator>LibreOffice/24.2.7.2$Linux_X86_64 LibreOffice_project/420$Build-2</meta:generator>
  </office:meta>
</office:document-meta>
</file>